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4pt" fo:font-weight="normal" officeooo:rsid="002dbc89" officeooo:paragraph-rsid="002dbc89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2dbc89" officeooo:paragraph-rsid="002dbc89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f1ac6" officeooo:paragraph-rsid="001f1ac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break-before="page"/>
      <style:text-properties fo:font-size="14pt" fo:font-weight="normal" officeooo:rsid="001f1ac6" officeooo:paragraph-rsid="001f1ac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break-before="page"/>
      <style:text-properties fo:font-size="14pt" fo:font-weight="normal" officeooo:rsid="001f1ac6" officeooo:paragraph-rsid="002703c9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f1ac6" officeooo:paragraph-rsid="002703c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break-before="page"/>
      <style:text-properties fo:font-size="14pt" fo:font-weight="normal" officeooo:rsid="001f1ac6" officeooo:paragraph-rsid="00251e2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f1ac6" officeooo:paragraph-rsid="00251e23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703c9" officeooo:paragraph-rsid="002703c9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3pt" fo:font-weight="normal" officeooo:rsid="001f1ac6" officeooo:paragraph-rsid="002a6ca2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break-before="page"/>
      <style:text-properties fo:font-size="13pt" fo:font-weight="normal" officeooo:rsid="001f1ac6" officeooo:paragraph-rsid="002a6ca2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1f1ac6" officeooo:paragraph-rsid="001f1ac6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break-before="page"/>
      <style:text-properties fo:font-size="13pt" fo:font-weight="normal" officeooo:rsid="002dbc89" officeooo:paragraph-rsid="002dbc89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2dbc89" officeooo:paragraph-rsid="002dbc89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2a6ca2" officeooo:paragraph-rsid="002a6ca2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2bc2dc" officeooo:paragraph-rsid="002bc2dc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2a6ca2" officeooo:paragraph-rsid="002a6ca2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break-before="page"/>
      <style:text-properties fo:font-size="13pt" fo:font-weight="normal" officeooo:rsid="002dbc89" officeooo:paragraph-rsid="002fc7ce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normal" officeooo:rsid="001f1ac6" officeooo:paragraph-rsid="002fc7ce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size="13pt" fo:font-weight="normal" officeooo:rsid="002fc7ce" officeooo:paragraph-rsid="002fc7ce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size="14pt" fo:font-weight="normal" officeooo:rsid="001f1ac6" officeooo:paragraph-rsid="001f1ac6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1f1ac6" officeooo:paragraph-rsid="002fc7ce" style:font-size-asian="14pt" style:font-weight-asian="normal" style:font-size-complex="14pt" style:font-weight-complex="normal"/>
    </style:style>
    <style:style style:name="T1" style:family="text">
      <style:text-properties officeooo:rsid="00251e23"/>
    </style:style>
    <style:style style:name="T2" style:family="text">
      <style:text-properties officeooo:rsid="002703c9"/>
    </style:style>
    <style:style style:name="T3" style:family="text">
      <style:text-properties officeooo:rsid="002a6ca2"/>
    </style:style>
    <style:style style:name="T4" style:family="text">
      <style:text-properties officeooo:rsid="001f1ac6"/>
    </style:style>
    <style:style style:name="T5" style:family="text">
      <style:text-properties fo:font-size="13pt" officeooo:rsid="002a6ca2" style:font-size-asian="13pt" style:font-size-complex="13pt"/>
    </style:style>
    <style:style style:name="T6" style:family="text">
      <style:text-properties fo:font-size="13pt" officeooo:rsid="002fc7ce" style:font-size-asian="13pt" style:font-size-complex="13pt"/>
    </style:style>
    <style:style style:name="T7" style:family="text">
      <style:text-properties officeooo:rsid="002fc7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. : 1</text:p>
      <text:p text:style-name="P3">Menu Driven Binary and Linear Search</text:p>
      <text:p text:style-name="P3">Name: Ronal Shoey George</text:p>
      <text:p text:style-name="P3">Roll No.: 51</text:p>
      <text:p text:style-name="P3">Class: S3DS</text:p>
      <text:p text:style-name="P9"/>
      <text:p text:style-name="P9">#include&lt;stdio.h&gt;</text:p>
      <text:p text:style-name="P9">void linears();</text:p>
      <text:p text:style-name="P9">void binarys();</text:p>
      <text:p text:style-name="P9">void main(){</text:p>
      <text:p text:style-name="P9"><text:tab/>int c,s=0;</text:p>
      <text:p text:style-name="P9"><text:tab/>while(s==0){</text:p>
      <text:p text:style-name="P9"><text:tab/><text:tab/>printf("1.Linear Search\n2.Binary Search\n3.Exit\n");</text:p>
      <text:p text:style-name="P9"><text:tab/><text:tab/>printf("Enter Choice : ");</text:p>
      <text:p text:style-name="P9"><text:tab/><text:tab/>scanf("%d",&amp;c);</text:p>
      <text:p text:style-name="P9"><text:tab/><text:tab/>switch(c){</text:p>
      <text:p text:style-name="P9"><text:tab/><text:tab/><text:tab/>case(1):</text:p>
      <text:p text:style-name="P9"><text:tab/><text:tab/><text:tab/><text:tab/>linears();</text:p>
      <text:p text:style-name="P9"><text:tab/><text:tab/><text:tab/><text:tab/>break;</text:p>
      <text:p text:style-name="P9"><text:tab/><text:tab/><text:tab/>case(2):</text:p>
      <text:p text:style-name="P9"><text:tab/><text:tab/><text:tab/><text:tab/>binarys();</text:p>
      <text:p text:style-name="P9"><text:tab/><text:tab/><text:tab/><text:tab/>break;</text:p>
      <text:p text:style-name="P9"><text:tab/><text:tab/><text:tab/>case(3):</text:p>
      <text:p text:style-name="P9"><text:tab/><text:tab/><text:tab/><text:tab/>s=1;</text:p>
      <text:p text:style-name="P9"><text:tab/><text:tab/><text:tab/><text:tab/>break;</text:p>
      <text:p text:style-name="P9"><text:tab/><text:tab/>}</text:p>
      <text:p text:style-name="P9">}</text:p>
      <text:p text:style-name="P9">}</text:p>
      <text:p text:style-name="P9">void binarys(){</text:p>
      <text:p text:style-name="P9"><text:tab/>int i,x,n,z[100],a=0,j,y,l=0,r,mid=0;</text:p>
      <text:p text:style-name="P9"><text:tab/>printf("Enter the Number of Elements : ");</text:p>
      <text:p text:style-name="P9"><text:tab/>scanf("%d",&amp;n);</text:p>
      <text:p text:style-name="P9"><text:tab/>printf("Enter the Elements : \n");</text:p>
      <text:p text:style-name="P9"><text:tab/>for(i=0;i&lt;n;i++){</text:p>
      <text:p text:style-name="P9"><text:tab/><text:tab/>printf("Enter element %d : ",i+1);</text:p>
      <text:p text:style-name="P9"><text:tab/><text:tab/>scanf("%d",&amp;z[i]);</text:p>
      <text:p text:style-name="P9"><text:tab/>}</text:p>
      <text:p text:style-name="P9"><text:tab/>printf("Enter the element to be searched : ");</text:p>
      <text:p text:style-name="P9"><text:tab/>scanf("%d",&amp;x);</text:p>
      <text:p text:style-name="P9"><text:tab/>for (i=0;i&lt;n;i++){</text:p>
      <text:p text:style-name="P9"><text:tab/><text:tab/>for(j=0;j&lt;n;j++){</text:p>
      <text:p text:style-name="P9"><text:tab/><text:tab/><text:tab/>if (z[j-1]&gt;z[j]){</text:p>
      <text:p text:style-name="P9"><text:tab/><text:tab/><text:tab/><text:tab/>y=z[j-1];</text:p>
      <text:p text:style-name="P9"><text:tab/><text:tab/><text:tab/><text:tab/>z[j-1]=z[j];</text:p>
      <text:p text:style-name="P9"><text:tab/><text:tab/><text:tab/><text:tab/>z[j]=y;</text:p>
      <text:p text:style-name="P9"><text:soft-page-break/><text:tab/><text:tab/><text:tab/>}</text:p>
      <text:p text:style-name="P9"><text:tab/><text:tab/>}</text:p>
      <text:p text:style-name="P9"><text:tab/>}</text:p>
      <text:p text:style-name="P9"><text:tab/>printf("Elements Sorted : ");</text:p>
      <text:p text:style-name="P9"><text:tab/>for(i=0;i&lt;n;i++){</text:p>
      <text:p text:style-name="P9"><text:tab/><text:tab/>printf("%d, ",z[i]);</text:p>
      <text:p text:style-name="P9"><text:tab/>}</text:p>
      <text:p text:style-name="P9"><text:tab/>printf("\n");</text:p>
      <text:p text:style-name="P9"><text:tab/>r=n;</text:p>
      <text:p text:style-name="P9"><text:tab/>while(l&lt;=r){</text:p>
      <text:p text:style-name="P9"><text:tab/><text:tab/>mid=(r+l)/2;</text:p>
      <text:p text:style-name="P9"><text:tab/><text:tab/>if (z[mid]==x){</text:p>
      <text:p text:style-name="P9"><text:tab/><text:tab/><text:tab/>printf("Element found at Position %d\n",mid+1);</text:p>
      <text:p text:style-name="P9"><text:tab/><text:tab/><text:tab/>a=1;</text:p>
      <text:p text:style-name="P9"><text:tab/><text:tab/><text:tab/>break;</text:p>
      <text:p text:style-name="P9"><text:tab/><text:tab/>}</text:p>
      <text:p text:style-name="P9"><text:tab/><text:tab/>else if (z[mid]&lt;x){</text:p>
      <text:p text:style-name="P9"><text:tab/><text:tab/><text:tab/>l=mid+1;</text:p>
      <text:p text:style-name="P9"><text:tab/><text:tab/>}</text:p>
      <text:p text:style-name="P9"><text:tab/><text:tab/>else if (z[mid]&gt;x){</text:p>
      <text:p text:style-name="P9"><text:tab/><text:tab/><text:tab/>r=mid-1;</text:p>
      <text:p text:style-name="P9"><text:tab/><text:tab/>}</text:p>
      <text:p text:style-name="P9"><text:tab/>}</text:p>
      <text:p text:style-name="P9"><text:tab/>if (a==0){</text:p>
      <text:p text:style-name="P9"><text:tab/><text:tab/>printf("Element not Found\n");</text:p>
      <text:p text:style-name="P9"><text:tab/><text:tab/>}</text:p>
      <text:p text:style-name="P9"><text:tab/></text:p>
      <text:p text:style-name="P9">}</text:p>
      <text:p text:style-name="P9"/>
      <text:p text:style-name="P9">void linears(){</text:p>
      <text:p text:style-name="P9"><text:tab/>int i,x,n,l[100],a=0;</text:p>
      <text:p text:style-name="P9"><text:tab/>printf("Enter the Number of Elements : ");</text:p>
      <text:p text:style-name="P9"><text:tab/>scanf("%d",&amp;n);</text:p>
      <text:p text:style-name="P9"><text:tab/>printf("Enter the Elements : \n");</text:p>
      <text:p text:style-name="P9"><text:tab/>for(i=0;i&lt;n;i++){</text:p>
      <text:p text:style-name="P9"><text:tab/><text:tab/>printf("Enter element %d : ",i+1);</text:p>
      <text:p text:style-name="P9"><text:tab/><text:tab/>scanf("%d",&amp;l[i]);</text:p>
      <text:p text:style-name="P9"><text:tab/>}</text:p>
      <text:p text:style-name="P9"><text:tab/>printf("Enter the element to be searched : ");</text:p>
      <text:p text:style-name="P9"><text:tab/>scanf("%d",&amp;x);</text:p>
      <text:p text:style-name="P9"><text:tab/>for(i=0;i&lt;n;i++){</text:p>
      <text:p text:style-name="P9"><text:tab/><text:tab/>if (l[i]==x){</text:p>
      <text:p text:style-name="P9"><text:tab/><text:tab/><text:tab/>printf("Element found at Position %d\n",i+1);</text:p>
      <text:p text:style-name="P9"><text:tab/><text:tab/><text:tab/>a=1;</text:p>
      <text:p text:style-name="P9"><text:tab/><text:tab/><text:tab/>break;</text:p>
      <text:p text:style-name="P9"><text:soft-page-break/><text:tab/><text:tab/><text:tab/>}</text:p>
      <text:p text:style-name="P9"><text:tab/>if (a==0){</text:p>
      <text:p text:style-name="P9"><text:tab/><text:tab/>printf("Element not Found\n");</text:p>
      <text:p text:style-name="P9"><text:tab/><text:tab/>}</text:p>
      <text:p text:style-name="P9"><text:tab/>}</text:p>
      <text:p text:style-name="P9">}</text:p>
      <text:p text:style-name="P4">Experiment No. : 2</text:p>
      <text:p text:style-name="P3">Polynomial Menu Driven Addition</text:p>
      <text:p text:style-name="P3">Name: Ronal Shoey George</text:p>
      <text:p text:style-name="P3">Roll No.: 51</text:p>
      <text:p text:style-name="P3">Class: S3DS</text:p>
      <text:p text:style-name="P3"/>
      <text:p text:style-name="P3">#include &lt;stdio.h&gt;</text:p>
      <text:p text:style-name="P3"/>
      <text:p text:style-name="P3">struct poly{</text:p>
      <text:p text:style-name="P3"><text:tab/>int e;</text:p>
      <text:p text:style-name="P3"><text:tab/>int c;</text:p>
      <text:p text:style-name="P3">};</text:p>
      <text:p text:style-name="P3"/>
      <text:p text:style-name="P3"/>
      <text:p text:style-name="P3"/>
      <text:p text:style-name="P3">void read(struct poly *p,int *n);</text:p>
      <text:p text:style-name="P3">void display(struct poly *p,int n);</text:p>
      <text:p text:style-name="P3">void sort(struct poly *p,int n);</text:p>
      <text:p text:style-name="P3">int add(struct poly *p,struct poly *q,struct poly *r,int n,int m );</text:p>
      <text:p text:style-name="P3"/>
      <text:p text:style-name="P3">void read(struct poly *p,int *n){</text:p>
      <text:p text:style-name="P3"><text:tab/>printf("Enter Number of Terms : ");</text:p>
      <text:p text:style-name="P3"><text:tab/>scanf("%d",n);</text:p>
      <text:p text:style-name="P3"><text:tab/>for(int i=0; i&lt;*n;i++){</text:p>
      <text:p text:style-name="P3"><text:tab/><text:tab/>printf("Enter Coefficient : ");</text:p>
      <text:p text:style-name="P3"><text:tab/><text:tab/>scanf("%d",&amp;p[i].c);</text:p>
      <text:p text:style-name="P3"><text:tab/><text:tab/>printf("Enter Power x^ : ");</text:p>
      <text:p text:style-name="P3"><text:tab/><text:tab/>scanf("%d",&amp;p[i].e);</text:p>
      <text:p text:style-name="P3"><text:tab/><text:tab/>}</text:p>
      <text:p text:style-name="P3">}</text:p>
      <text:p text:style-name="P3"/>
      <text:p text:style-name="P3">void display(struct poly *p,int n){</text:p>
      <text:p text:style-name="P3"><text:tab/>for(int i=0; i&lt;n;i++){</text:p>
      <text:p text:style-name="P3"><text:tab/><text:tab/>if (p[i].c==0){</text:p>
      <text:p text:style-name="P3"><text:tab/><text:tab/><text:tab/>continue;</text:p>
      <text:p text:style-name="P3"><text:tab/><text:tab/><text:tab/>}</text:p>
      <text:p text:style-name="P3"><text:tab/><text:tab/>else if (p[i].e==0){</text:p>
      <text:p text:style-name="P3"><text:tab/><text:tab/><text:tab/>printf("%d",p[i].c);</text:p>
      <text:p text:style-name="P3"><text:tab/><text:tab/><text:tab/>}</text:p>
      <text:p text:style-name="P3"><text:tab/><text:tab/>else {</text:p>
      <text:p text:style-name="P3"><text:tab/><text:tab/><text:tab/>printf("%dx^%d",p[i].c,p[i].e);</text:p>
      <text:p text:style-name="P3"><text:tab/><text:tab/><text:tab/>}</text:p>
      <text:p text:style-name="P3"><text:tab/><text:tab/>if (i!=n-1){</text:p>
      <text:p text:style-name="P3"><text:tab/><text:tab/><text:tab/>printf(" + ");<text:tab/></text:p>
      <text:p text:style-name="P3"><text:tab/><text:tab/><text:tab/>}</text:p>
      <text:p text:style-name="P3"><text:soft-page-break/><text:tab/><text:tab/>}</text:p>
      <text:p text:style-name="P3">}</text:p>
      <text:p text:style-name="P3"/>
      <text:p text:style-name="P3">void sortp(struct poly *p,int n){</text:p>
      <text:p text:style-name="P3"><text:tab/>struct poly temp;</text:p>
      <text:p text:style-name="P3"><text:tab/>for (int i=0;i&lt;n-1;i++){</text:p>
      <text:p text:style-name="P3"><text:tab/><text:tab/>for(int j=0; j&lt;n-i-1;j++){</text:p>
      <text:p text:style-name="P3"><text:tab/><text:tab/><text:tab/>if (p[j].e&lt;p[j+1].e){</text:p>
      <text:p text:style-name="P3"><text:tab/><text:tab/><text:tab/><text:tab/>temp=p[j];</text:p>
      <text:p text:style-name="P3"><text:tab/><text:tab/><text:tab/><text:tab/>p[j]=p[j+1];</text:p>
      <text:p text:style-name="P3"><text:tab/><text:tab/><text:tab/><text:tab/>p[j+1]=temp;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}</text:p>
      <text:p text:style-name="P3"/>
      <text:p text:style-name="P3">int add(struct poly *p,struct poly *q,struct poly *r,int n,int m ){</text:p>
      <text:p text:style-name="P3"><text:tab/>int i=0; int j=0; int k=0;</text:p>
      <text:p text:style-name="P3"><text:tab/>while(i&lt;n &amp;&amp; j&lt;m){</text:p>
      <text:p text:style-name="P3"><text:tab/><text:tab/>if (p[i].e&gt;q[j].e){</text:p>
      <text:p text:style-name="P3"><text:tab/><text:tab/><text:tab/>r[k]=p[i];</text:p>
      <text:p text:style-name="P3"><text:tab/><text:tab/><text:tab/>i++;k++;</text:p>
      <text:p text:style-name="P3"><text:tab/><text:tab/><text:tab/>}</text:p>
      <text:p text:style-name="P3"><text:tab/><text:tab/>else if (p[i].e&lt;q[j].e){</text:p>
      <text:p text:style-name="P3"><text:tab/><text:tab/><text:tab/>r[k]=q[j];</text:p>
      <text:p text:style-name="P3"><text:tab/><text:tab/><text:tab/>j++;k++;</text:p>
      <text:p text:style-name="P3"><text:tab/><text:tab/><text:tab/>}</text:p>
      <text:p text:style-name="P3"><text:tab/><text:tab/>else {</text:p>
      <text:p text:style-name="P3"><text:tab/><text:tab/><text:tab/>r[k].c=p[i].c+q[j].c;</text:p>
      <text:p text:style-name="P3"><text:tab/><text:tab/><text:tab/>r[k].e=p[i].e;</text:p>
      <text:p text:style-name="P3"><text:tab/><text:tab/><text:tab/>k++;i++;j++;</text:p>
      <text:p text:style-name="P3"><text:tab/><text:tab/><text:tab/>}</text:p>
      <text:p text:style-name="P3"><text:tab/><text:tab/>}</text:p>
      <text:p text:style-name="P3"><text:tab/>while(i&lt;n){</text:p>
      <text:p text:style-name="P3"><text:tab/><text:tab/>r[k]=p[i];</text:p>
      <text:p text:style-name="P3"><text:tab/><text:tab/>k++;i++;</text:p>
      <text:p text:style-name="P3"><text:tab/><text:tab/>}</text:p>
      <text:p text:style-name="P3"><text:tab/>while(j&lt;m){</text:p>
      <text:p text:style-name="P3"><text:tab/><text:tab/>r[k]=q[j];</text:p>
      <text:p text:style-name="P3"><text:tab/><text:tab/>k++;j++;</text:p>
      <text:p text:style-name="P3"><text:tab/><text:tab/>}</text:p>
      <text:p text:style-name="P3"><text:tab/>return k;</text:p>
      <text:p text:style-name="P3">}</text:p>
      <text:p text:style-name="P3"/>
      <text:p text:style-name="P3"/>
      <text:p text:style-name="P3"><text:soft-page-break/></text:p>
      <text:p text:style-name="P3">void main(){</text:p>
      <text:p text:style-name="P3"><text:tab/>struct poly p[100],q[100],r[200];</text:p>
      <text:p text:style-name="P3"><text:tab/>int n;int m;int c;int k;int s=0;</text:p>
      <text:p text:style-name="P3"><text:tab/>while(s==0){</text:p>
      <text:p text:style-name="P3"><text:tab/>printf("1.Input Polynomials\n2. Display polyomial 1\n3. Display Polynomial 2\n4. Display Resultant Polynomial\n5. Exit\n");</text:p>
      <text:p text:style-name="P3"><text:tab/>printf("Enter Choice : ");</text:p>
      <text:p text:style-name="P3"><text:tab/>scanf("%d",&amp;c);</text:p>
      <text:p text:style-name="P3"><text:tab/>switch(c){</text:p>
      <text:p text:style-name="P3"><text:tab/><text:tab/><text:tab/>case(1):</text:p>
      <text:p text:style-name="P3"><text:tab/><text:tab/><text:tab/><text:tab/>read(p,&amp;n);</text:p>
      <text:p text:style-name="P3"><text:tab/><text:tab/><text:tab/><text:tab/>read(q,&amp;m);</text:p>
      <text:p text:style-name="P3"><text:tab/><text:tab/><text:tab/><text:tab/>break;</text:p>
      <text:p text:style-name="P3"><text:tab/><text:tab/><text:tab/>case(2):</text:p>
      <text:p text:style-name="P3"><text:tab/><text:tab/><text:tab/><text:tab/>printf("Polynomial 1 : ");</text:p>
      <text:p text:style-name="P3"><text:tab/><text:tab/><text:tab/><text:tab/>sortp(p,n);</text:p>
      <text:p text:style-name="P3"><text:tab/><text:tab/><text:tab/><text:tab/>display(p,n);</text:p>
      <text:p text:style-name="P3"><text:tab/><text:tab/><text:tab/><text:tab/>printf("\n");</text:p>
      <text:p text:style-name="P3"><text:tab/><text:tab/><text:tab/><text:tab/>break;</text:p>
      <text:p text:style-name="P3"><text:tab/><text:tab/><text:tab/>case(3):</text:p>
      <text:p text:style-name="P3"><text:tab/><text:tab/><text:tab/><text:tab/>printf("Polynomial 2 : ");</text:p>
      <text:p text:style-name="P3"><text:tab/><text:tab/><text:tab/><text:tab/>sortp(q,m);</text:p>
      <text:p text:style-name="P3"><text:tab/><text:tab/><text:tab/><text:tab/>display(q,m);</text:p>
      <text:p text:style-name="P3"><text:tab/><text:tab/><text:tab/><text:tab/>printf("\n");</text:p>
      <text:p text:style-name="P3"><text:tab/><text:tab/><text:tab/><text:tab/>break;</text:p>
      <text:p text:style-name="P3"><text:tab/><text:tab/><text:tab/>case(4):</text:p>
      <text:p text:style-name="P3"><text:tab/><text:tab/><text:tab/><text:tab/>sortp(p,n);</text:p>
      <text:p text:style-name="P3"><text:tab/><text:tab/><text:tab/><text:tab/>sortp(q,m);</text:p>
      <text:p text:style-name="P3"><text:tab/><text:tab/><text:tab/><text:tab/>k=add(p,q,r,n,m);</text:p>
      <text:p text:style-name="P3"><text:tab/><text:tab/><text:tab/><text:tab/>printf("Resultant Polynomial : ");</text:p>
      <text:p text:style-name="P3"><text:tab/><text:tab/><text:tab/><text:tab/>display(r,k);</text:p>
      <text:p text:style-name="P3"><text:tab/><text:tab/><text:tab/><text:tab/>printf("\n");</text:p>
      <text:p text:style-name="P3"><text:tab/><text:tab/><text:tab/><text:tab/>break;</text:p>
      <text:p text:style-name="P3"><text:tab/><text:tab/><text:tab/>case(5):</text:p>
      <text:p text:style-name="P3"><text:tab/><text:tab/><text:tab/><text:tab/>s=1;</text:p>
      <text:p text:style-name="P3"><text:tab/><text:tab/><text:tab/><text:tab/>break;</text:p>
      <text:p text:style-name="P3"><text:tab/><text:tab/><text:tab/><text:tab/></text:p>
      <text:p text:style-name="P3"><text:tab/><text:tab/>}</text:p>
      <text:p text:style-name="P3"><text:tab/>}</text:p>
      <text:p text:style-name="P3">}</text:p>
      <text:p text:style-name="P5">Experiment No. : <text:span text:style-name="T2">3</text:span></text:p>
      <text:p text:style-name="P10">Sparse Matrix</text:p>
      <text:p text:style-name="P6">Name: Ronal Shoey George</text:p>
      <text:p text:style-name="P6">Roll No.: 51</text:p>
      <text:p text:style-name="P6">Class: S3DS</text:p>
      <text:p text:style-name="P6"/>
      <text:p text:style-name="P6">#include &lt;stdio.h&gt;</text:p>
      <text:p text:style-name="P6"/>
      <text:p text:style-name="P6">void inputm(int r,int c,int m[100][100]);</text:p>
      <text:p text:style-name="P6">void displaym(int r,int c,int m[100][100]);</text:p>
      <text:p text:style-name="P6">void totuple(int m[][100], int r,int c, int s[100][3]);</text:p>
      <text:p text:style-name="P6">void transpose(int s[100][3],int t[100][3]);</text:p>
      <text:p text:style-name="P6">void add(int s1[100][3],int s2[100][3],int rs[100][3]);</text:p>
      <text:p text:style-name="P6">void main(){</text:p>
      <text:p text:style-name="P6"><text:tab/>int s=0,c;</text:p>
      <text:p text:style-name="P6"><text:tab/>while(s==0){</text:p>
      <text:p text:style-name="P6"><text:tab/><text:tab/>printf("1.Enter Matrices\n2.Convert to Tuple Form\n3.Transpose of Matrix A\n4.Transpose of Matrix B\n5.Add Matrices\n6.Exit\n");</text:p>
      <text:p text:style-name="P6"><text:tab/><text:tab/>printf("Enter choice : ");</text:p>
      <text:p text:style-name="P6"><text:tab/><text:tab/>scanf("%d",&amp;c);</text:p>
      <text:p text:style-name="P6"><text:tab/><text:tab/>switch(c){</text:p>
      <text:p text:style-name="P6"><text:tab/><text:tab/><text:tab/>case(1):</text:p>
      <text:p text:style-name="P6"><text:tab/><text:tab/><text:tab/><text:tab/>int r1,c1,r2,c2;</text:p>
      <text:p text:style-name="P6"><text:tab/><text:tab/><text:tab/><text:tab/>int m1[100][100],m2[100][100];</text:p>
      <text:p text:style-name="P6"><text:tab/><text:tab/><text:tab/><text:tab/>int s1[100][3],s2[100][3],t1[100][3],t2[100][3],rs[100][3];</text:p>
      <text:p text:style-name="P6"><text:tab/><text:tab/><text:tab/><text:tab/>printf("Enter Number of Rows in the Matrix A : ");</text:p>
      <text:p text:style-name="P6"><text:tab/><text:tab/><text:tab/><text:tab/>scanf("%d",&amp;r1);</text:p>
      <text:p text:style-name="P6"><text:tab/><text:tab/><text:tab/><text:tab/>printf("Enter Number of Columns in the Matrix A : ");</text:p>
      <text:p text:style-name="P6"><text:tab/><text:tab/><text:tab/><text:tab/>scanf("%d",&amp;c1);</text:p>
      <text:p text:style-name="P6"><text:tab/><text:tab/><text:tab/><text:tab/>printf("Enter Number of Rows in the Matrix B : ");</text:p>
      <text:p text:style-name="P6"><text:tab/><text:tab/><text:tab/><text:tab/>scanf("%d",&amp;r2);</text:p>
      <text:p text:style-name="P6"><text:tab/><text:tab/><text:tab/><text:tab/>printf("Enter Number of Columns in the Matrix B : ");</text:p>
      <text:p text:style-name="P6"><text:tab/><text:tab/><text:tab/><text:tab/>scanf("%d",&amp;c2);</text:p>
      <text:p text:style-name="P6"><text:tab/><text:tab/><text:tab/><text:tab/>inputm(r1,c1,m1);</text:p>
      <text:p text:style-name="P6"><text:tab/><text:tab/><text:tab/><text:tab/>inputm(r2,c2,m2);</text:p>
      <text:p text:style-name="P6"><text:tab/><text:tab/><text:tab/><text:tab/>displaym(r1,c1,m1);</text:p>
      <text:p text:style-name="P6"><text:tab/><text:tab/><text:tab/><text:tab/>displaym(r2,c2,m2);</text:p>
      <text:p text:style-name="P6"><text:tab/><text:tab/><text:tab/><text:tab/>break;</text:p>
      <text:p text:style-name="P6"><text:tab/><text:tab/><text:tab/>case(2):</text:p>
      <text:p text:style-name="P6"><text:tab/><text:tab/><text:tab/><text:tab/>totuple(m1,r1,c1,s1);</text:p>
      <text:p text:style-name="P6"><text:tab/><text:tab/><text:tab/><text:tab/>totuple(m2,r2,c2,s2);</text:p>
      <text:p text:style-name="P6"><text:tab/><text:tab/><text:tab/><text:tab/>break;</text:p>
      <text:p text:style-name="P6"><text:tab/><text:tab/><text:tab/>case(3):</text:p>
      <text:p text:style-name="P6"><text:tab/><text:tab/><text:tab/><text:tab/>printf("Transposed matrix 1 in normal form:\n");</text:p>
      <text:p text:style-name="P6"><text:tab/><text:tab/><text:tab/><text:tab/>transpose(s1,t1);</text:p>
      <text:p text:style-name="P6"><text:soft-page-break/><text:tab/><text:tab/><text:tab/><text:tab/>break;</text:p>
      <text:p text:style-name="P6"><text:tab/><text:tab/><text:tab/>case(4):</text:p>
      <text:p text:style-name="P6"><text:tab/><text:tab/><text:tab/><text:tab/>printf("Transposed matrix 2 in normal form:\n");</text:p>
      <text:p text:style-name="P6"><text:tab/><text:tab/><text:tab/><text:tab/>transpose(s2,t2);</text:p>
      <text:p text:style-name="P6"><text:tab/><text:tab/><text:tab/><text:tab/>break;</text:p>
      <text:p text:style-name="P6"><text:tab/><text:tab/><text:tab/>case(5):</text:p>
      <text:p text:style-name="P6"><text:tab/><text:tab/><text:tab/><text:tab/>add(s1,s2,rs);</text:p>
      <text:p text:style-name="P6"><text:tab/><text:tab/><text:tab/><text:tab/>break;</text:p>
      <text:p text:style-name="P6"><text:tab/><text:tab/><text:tab/>case(6):</text:p>
      <text:p text:style-name="P6"><text:tab/><text:tab/><text:tab/><text:tab/>s=1;</text:p>
      <text:p text:style-name="P6"><text:tab/><text:tab/><text:tab/><text:tab/>break;</text:p>
      <text:p text:style-name="P6"><text:tab/><text:tab/><text:tab/><text:tab/></text:p>
      <text:p text:style-name="P6"><text:tab/><text:tab/><text:tab/>}</text:p>
      <text:p text:style-name="P6"><text:tab/><text:tab/>}</text:p>
      <text:p text:style-name="P6">}</text:p>
      <text:p text:style-name="P6"/>
      <text:p text:style-name="P6">void inputm(int r,int c,int m[100][100]){</text:p>
      <text:p text:style-name="P6"><text:tab/></text:p>
      <text:p text:style-name="P6"><text:tab/>printf("Enter Elements : \n");</text:p>
      <text:p text:style-name="P6"><text:tab/>for (int i=0;i&lt;r;i++){</text:p>
      <text:p text:style-name="P6"><text:tab/><text:tab/>for(int j=0;j&lt;c;j++){</text:p>
      <text:p text:style-name="P6"><text:tab/><text:tab/><text:tab/>scanf("%d",&amp;m[i][j]);</text:p>
      <text:p text:style-name="P6"><text:tab/><text:tab/>}</text:p>
      <text:p text:style-name="P6"><text:tab/>}</text:p>
      <text:p text:style-name="P6">}</text:p>
      <text:p text:style-name="P6"/>
      <text:p text:style-name="P6">void displaym(int r,int c,int m[100][100]){</text:p>
      <text:p text:style-name="P6"><text:tab/>for(int i=0;i&lt;r;i++){</text:p>
      <text:p text:style-name="P6"><text:tab/><text:tab/>for(int j=0;j&lt;c;j++){</text:p>
      <text:p text:style-name="P6"><text:tab/><text:tab/><text:tab/>printf("%d ",m[i][j]);</text:p>
      <text:p text:style-name="P6"><text:tab/><text:tab/><text:tab/>}</text:p>
      <text:p text:style-name="P6"><text:tab/><text:tab/>printf("\n");</text:p>
      <text:p text:style-name="P6"><text:tab/><text:tab/>}</text:p>
      <text:p text:style-name="P6">}</text:p>
      <text:p text:style-name="P6"/>
      <text:p text:style-name="P6">void totuple(int m[][100], int r,int c, int s[100][3]){</text:p>
      <text:p text:style-name="P6"><text:tab/></text:p>
      <text:p text:style-name="P6"><text:tab/>int k=1;</text:p>
      <text:p text:style-name="P6"><text:tab/>for(int i=0;i&lt;r;i++){</text:p>
      <text:p text:style-name="P6"><text:tab/><text:tab/>for(int j=0;j&lt;c;j++){</text:p>
      <text:p text:style-name="P6"><text:tab/><text:tab/><text:tab/>if(m[i][j]!=0){</text:p>
      <text:p text:style-name="P6"><text:tab/><text:tab/><text:tab/><text:tab/>s[k][0]=i;</text:p>
      <text:p text:style-name="P6"><text:tab/><text:tab/><text:tab/><text:tab/>s[k][1]=j;</text:p>
      <text:p text:style-name="P6"><text:tab/><text:tab/><text:tab/><text:tab/>s[k][2]=m[i][j];</text:p>
      <text:p text:style-name="P6"><text:tab/><text:tab/><text:tab/><text:tab/>k++;</text:p>
      <text:p text:style-name="P6"><text:soft-page-break/><text:tab/><text:tab/><text:tab/><text:tab/>}</text:p>
      <text:p text:style-name="P6"><text:tab/><text:tab/><text:tab/>}</text:p>
      <text:p text:style-name="P6"><text:tab/>}</text:p>
      <text:p text:style-name="P6"><text:tab/>s[0][0]=r;</text:p>
      <text:p text:style-name="P6"><text:tab/>s[0][1]=c;</text:p>
      <text:p text:style-name="P6"><text:tab/>s[0][2]=k-1;</text:p>
      <text:p text:style-name="P6"><text:tab/>for (int i=0;i&lt;k;i++){</text:p>
      <text:p text:style-name="P6"><text:tab/><text:tab/>for(int j=0;j&lt;3;j++){</text:p>
      <text:p text:style-name="P6"><text:tab/><text:tab/><text:tab/>printf("%d ",s[i][j]);</text:p>
      <text:p text:style-name="P6"><text:tab/><text:tab/><text:tab/>}</text:p>
      <text:p text:style-name="P6"><text:tab/><text:tab/>printf("\n");</text:p>
      <text:p text:style-name="P6"><text:tab/><text:tab/>}</text:p>
      <text:p text:style-name="P6">}</text:p>
      <text:p text:style-name="P6"/>
      <text:p text:style-name="P6">void transpose(int s[100][3],int t[100][3]){</text:p>
      <text:p text:style-name="P6"><text:tab/>int r=s[0][0];</text:p>
      <text:p text:style-name="P6"><text:tab/>int c=s[0][1];</text:p>
      <text:p text:style-name="P6"><text:tab/>int n=s[0][2];</text:p>
      <text:p text:style-name="P6"><text:tab/>int k=1;</text:p>
      <text:p text:style-name="P6"><text:tab/></text:p>
      <text:p text:style-name="P6"><text:tab/>t[0][0]=c;</text:p>
      <text:p text:style-name="P6"><text:tab/>t[0][1]=r;</text:p>
      <text:p text:style-name="P6"><text:tab/>t[0][2]=n;</text:p>
      <text:p text:style-name="P6"><text:tab/></text:p>
      <text:p text:style-name="P6"><text:tab/>for(int i=0;i&lt;c;i++){</text:p>
      <text:p text:style-name="P6"><text:tab/><text:tab/>for(int j=1;j&lt;=n;j++){</text:p>
      <text:p text:style-name="P6"><text:tab/><text:tab/><text:tab/>if (s[j][1]==i){</text:p>
      <text:p text:style-name="P6"><text:tab/><text:tab/><text:tab/><text:tab/>t[k][0]=s[j][1];</text:p>
      <text:p text:style-name="P6"><text:tab/><text:tab/><text:tab/><text:tab/>t[k][1]=s[j][0];</text:p>
      <text:p text:style-name="P6"><text:tab/><text:tab/><text:tab/><text:tab/>t[k][2]=s[j][2];</text:p>
      <text:p text:style-name="P6"><text:tab/><text:tab/><text:tab/><text:tab/>k++;</text:p>
      <text:p text:style-name="P6"><text:tab/><text:tab/><text:tab/>}</text:p>
      <text:p text:style-name="P6"><text:tab/><text:tab/>}</text:p>
      <text:p text:style-name="P6"><text:tab/>}</text:p>
      <text:p text:style-name="P6"><text:tab/>for(int i=0;i&lt;k;i++){</text:p>
      <text:p text:style-name="P6"><text:tab/><text:tab/>for(int j=0;j&lt;3;j++){</text:p>
      <text:p text:style-name="P6"><text:tab/><text:tab/><text:tab/>printf("%d ",t[i][j]);</text:p>
      <text:p text:style-name="P6"><text:tab/><text:tab/><text:tab/>}</text:p>
      <text:p text:style-name="P6"><text:tab/><text:tab/>printf("\n");</text:p>
      <text:p text:style-name="P6"><text:tab/><text:tab/>}</text:p>
      <text:p text:style-name="P6"><text:tab/></text:p>
      <text:p text:style-name="P6">}</text:p>
      <text:p text:style-name="P6"/>
      <text:p text:style-name="P6">void add(int s1[][3], int s2[][3], int rs[][3])</text:p>
      <text:p text:style-name="P6">{</text:p>
      <text:p text:style-name="P6"><text:soft-page-break/><text:s text:c="4"/>int r1 = s1[0][0], c1 = s1[0][1], n1 = s1[0][2];</text:p>
      <text:p text:style-name="P6"><text:s text:c="4"/>int r2 = s2[0][0], c2 = s2[0][1], n2 = s2[0][2];</text:p>
      <text:p text:style-name="P6"><text:s text:c="4"/>int i = 1, j = 1, k = 1;</text:p>
      <text:p text:style-name="P6"/>
      <text:p text:style-name="P6"><text:s text:c="4"/></text:p>
      <text:p text:style-name="P6"><text:s text:c="4"/>if (r1 != r2 || c1 != c2) {</text:p>
      <text:p text:style-name="P6"><text:s text:c="8"/>printf("Matrices cannot be added.\n");</text:p>
      <text:p text:style-name="P6"><text:s text:c="8"/>return;</text:p>
      <text:p text:style-name="P6"><text:s text:c="4"/>}</text:p>
      <text:p text:style-name="P6"/>
      <text:p text:style-name="P6"><text:s text:c="4"/>rs[0][0] = r1;</text:p>
      <text:p text:style-name="P6"><text:s text:c="4"/>rs[0][1] = c1;</text:p>
      <text:p text:style-name="P6"/>
      <text:p text:style-name="P6"><text:s text:c="4"/>while (i &lt;= n1 &amp;&amp; j &lt;= n2) {</text:p>
      <text:p text:style-name="P6"><text:s text:c="8"/>if (s1[i][0] &lt; s2[j][0] || (s1[i][0] == s2[j][0] &amp;&amp; s1[i][1] &lt; s2[j][1])) {</text:p>
      <text:p text:style-name="P6"><text:s text:c="12"/>rs[k][0] = s1[i][0];</text:p>
      <text:p text:style-name="P6"><text:s text:c="12"/>rs[k][1] = s1[i][1];</text:p>
      <text:p text:style-name="P6"><text:s text:c="12"/>rs[k][2] = s1[i][2];</text:p>
      <text:p text:style-name="P6"><text:s text:c="12"/>i++;</text:p>
      <text:p text:style-name="P6"><text:s text:c="12"/>k++;</text:p>
      <text:p text:style-name="P6"><text:s text:c="8"/>} else if (s1[i][0] &gt; s2[j][0] || (s1[i][0] == s2[j][0] &amp;&amp; s1[i][1] &gt; s2[j][1])) {</text:p>
      <text:p text:style-name="P6"><text:s text:c="12"/>rs[k][0] = s2[j][0];</text:p>
      <text:p text:style-name="P6"><text:s text:c="12"/>rs[k][1] = s2[j][1];</text:p>
      <text:p text:style-name="P6"><text:s text:c="12"/>rs[k][2] = s2[j][2];</text:p>
      <text:p text:style-name="P6"><text:s text:c="12"/>j++;</text:p>
      <text:p text:style-name="P6"><text:s text:c="12"/>k++;</text:p>
      <text:p text:style-name="P6"><text:s text:c="8"/>} else {</text:p>
      <text:p text:style-name="P6"><text:s text:c="8"/><text:tab/>if ((s1[i][2] + s2[j][2])!=0){</text:p>
      <text:p text:style-name="P6"><text:s text:c="8"/><text:tab/>rs[k][0] = s1[i][0];</text:p>
      <text:p text:style-name="P6"><text:s text:c="12"/><text:tab/>rs[k][1] = s1[i][1];</text:p>
      <text:p text:style-name="P6"><text:s text:c="12"/><text:tab/>rs[k][2] = s1[i][2] + s2[j][2];</text:p>
      <text:p text:style-name="P6"><text:s text:c="12"/><text:tab/>i++;</text:p>
      <text:p text:style-name="P6"><text:s text:c="12"/><text:tab/>j++;</text:p>
      <text:p text:style-name="P6"><text:s text:c="12"/><text:tab/>k++;</text:p>
      <text:p text:style-name="P6"><text:s text:c="8"/><text:tab/>}</text:p>
      <text:p text:style-name="P6"><text:s text:c="8"/><text:tab/>else{</text:p>
      <text:p text:style-name="P6"><text:s text:c="8"/><text:tab/>i++;</text:p>
      <text:p text:style-name="P6"><text:s text:c="8"/><text:tab/>j++;</text:p>
      <text:p text:style-name="P6"><text:s text:c="8"/><text:tab/>}</text:p>
      <text:p text:style-name="P6"><text:s text:c="8"/>}</text:p>
      <text:p text:style-name="P6"><text:s text:c="4"/>}</text:p>
      <text:p text:style-name="P6"/>
      <text:p text:style-name="P6"><text:s text:c="4"/>while (i &lt;= n1) {</text:p>
      <text:p text:style-name="P6"><text:s text:c="8"/>rs[k][0] = s1[i][0];</text:p>
      <text:p text:style-name="P6"><text:s text:c="8"/>rs[k][1] = s1[i][1];</text:p>
      <text:p text:style-name="P6"><text:soft-page-break/><text:s text:c="8"/>rs[k][2] = s1[i][2];</text:p>
      <text:p text:style-name="P6"><text:s text:c="8"/>i++;</text:p>
      <text:p text:style-name="P6"><text:s text:c="8"/>k++;</text:p>
      <text:p text:style-name="P6"><text:s text:c="4"/>}</text:p>
      <text:p text:style-name="P6"><text:s text:c="4"/>while (j &lt;= n2) {</text:p>
      <text:p text:style-name="P6"><text:s text:c="8"/>rs[k][0] = s2[j][0];</text:p>
      <text:p text:style-name="P6"><text:s text:c="8"/>rs[k][1] = s2[j][1];</text:p>
      <text:p text:style-name="P6"><text:s text:c="8"/>rs[k][2] = s2[j][2];</text:p>
      <text:p text:style-name="P6"><text:s text:c="8"/>j++;</text:p>
      <text:p text:style-name="P6"><text:s text:c="8"/>k++;</text:p>
      <text:p text:style-name="P6"><text:s text:c="4"/>}</text:p>
      <text:p text:style-name="P6"/>
      <text:p text:style-name="P6"><text:s text:c="4"/>rs[0][2] = k - 1;</text:p>
      <text:p text:style-name="P6"><text:s text:c="4"/>printf("Result Tuple Matrix : \n");</text:p>
      <text:p text:style-name="P6"><text:s text:c="4"/>for(i=0;i&lt;k;i++)</text:p>
      <text:p text:style-name="P6"><text:s text:c="4"/>{for(j=0;j&lt;3;j++)</text:p>
      <text:p text:style-name="P6"><text:s text:c="4"/>{</text:p>
      <text:p text:style-name="P6"><text:s text:c="8"/>printf("%d ",rs[i][j]);</text:p>
      <text:p text:style-name="P6"><text:s text:c="4"/>}printf("\n");</text:p>
      <text:p text:style-name="P6">}</text:p>
      <text:p text:style-name="P6">}</text:p>
      <text:p text:style-name="P6"/>
      <text:p text:style-name="P6"/>
      <text:p text:style-name="P7">Experiment No. : <text:span text:style-name="T1">4</text:span></text:p>
      <text:p text:style-name="P10">Stack</text:p>
      <text:p text:style-name="P8">Name: Ronal Shoey George</text:p>
      <text:p text:style-name="P8">Roll No.: 51</text:p>
      <text:p text:style-name="P8">Class: S3DS</text:p>
      <text:p text:style-name="P8"/>
      <text:p text:style-name="P8">#include &lt;stdio.h&gt;</text:p>
      <text:p text:style-name="P3"/>
      <text:p text:style-name="P3">int top=-1;</text:p>
      <text:p text:style-name="P3">void push(int s[100],int x, int n);</text:p>
      <text:p text:style-name="P3">void pop(int s[100]);</text:p>
      <text:p text:style-name="P3">void display(int s[100]);</text:p>
      <text:p text:style-name="P3"/>
      <text:p text:style-name="P3">void main(){</text:p>
      <text:p text:style-name="P3"><text:tab/>int s[100],n,x,c,a=0;</text:p>
      <text:p text:style-name="P3"><text:tab/>printf("Enter the size of Stack : ");</text:p>
      <text:p text:style-name="P3"><text:tab/>scanf("%d",&amp;n);</text:p>
      <text:p text:style-name="P3"><text:tab/>while(a==0){</text:p>
      <text:p text:style-name="P3"><text:tab/><text:tab/>printf("1.Push\n2.Pop\n3.Display\n4.Exit\n");</text:p>
      <text:p text:style-name="P3"><text:tab/><text:tab/>printf("Enter Choice : ");</text:p>
      <text:p text:style-name="P3"><text:tab/><text:tab/>scanf("%d",&amp;c);</text:p>
      <text:p text:style-name="P3"><text:tab/><text:tab/>switch(c){</text:p>
      <text:p text:style-name="P3"><text:tab/><text:tab/><text:tab/>case 1:</text:p>
      <text:p text:style-name="P3"><text:tab/><text:tab/><text:tab/><text:tab/>printf("Enter Element to be Pushed : \n");</text:p>
      <text:p text:style-name="P3"><text:tab/><text:tab/><text:tab/><text:tab/>scanf("%d",&amp;x);</text:p>
      <text:p text:style-name="P3"><text:tab/><text:tab/><text:tab/><text:tab/>push(s,x,n);</text:p>
      <text:p text:style-name="P3"><text:tab/><text:tab/><text:tab/><text:tab/>break;</text:p>
      <text:p text:style-name="P3"><text:tab/><text:tab/><text:tab/>case 2:</text:p>
      <text:p text:style-name="P3"><text:tab/><text:tab/><text:tab/><text:tab/>pop(s);</text:p>
      <text:p text:style-name="P3"><text:tab/><text:tab/><text:tab/><text:tab/>break;</text:p>
      <text:p text:style-name="P3"><text:tab/><text:tab/><text:tab/>case 3:</text:p>
      <text:p text:style-name="P3"><text:tab/><text:tab/><text:tab/><text:tab/>display(s);</text:p>
      <text:p text:style-name="P3"><text:tab/><text:tab/><text:tab/><text:tab/>break;</text:p>
      <text:p text:style-name="P3"><text:tab/><text:tab/><text:tab/>case 4:</text:p>
      <text:p text:style-name="P3"><text:tab/><text:tab/><text:tab/><text:tab/>a=1;</text:p>
      <text:p text:style-name="P3"><text:tab/><text:tab/><text:tab/><text:tab/>break;</text:p>
      <text:p text:style-name="P3"><text:tab/><text:tab/>}</text:p>
      <text:p text:style-name="P3"><text:tab/>}</text:p>
      <text:p text:style-name="P3">}</text:p>
      <text:p text:style-name="P3"/>
      <text:p text:style-name="P3">void push(int s[100],int x, int n){</text:p>
      <text:p text:style-name="P3"><text:tab/>if (top==n-1){</text:p>
      <text:p text:style-name="P3"><text:tab/><text:tab/>printf("Stack is Full\n");</text:p>
      <text:p text:style-name="P3"><text:tab/>}</text:p>
      <text:p text:style-name="P3"><text:tab/>else{</text:p>
      <text:p text:style-name="P3"><text:soft-page-break/><text:tab/><text:tab/>s[++top]=x;</text:p>
      <text:p text:style-name="P3"><text:tab/>}</text:p>
      <text:p text:style-name="P3">}</text:p>
      <text:p text:style-name="P3"/>
      <text:p text:style-name="P3">void pop(int s[100]){</text:p>
      <text:p text:style-name="P3"><text:tab/>if (top==-1){</text:p>
      <text:p text:style-name="P3"><text:tab/><text:tab/>printf("Stack is Empty\n");</text:p>
      <text:p text:style-name="P3"><text:tab/>}</text:p>
      <text:p text:style-name="P3"><text:tab/>else{</text:p>
      <text:p text:style-name="P3"><text:tab/><text:tab/>printf("Popped Element : %d\n",s[top--]);</text:p>
      <text:p text:style-name="P3"><text:tab/>}</text:p>
      <text:p text:style-name="P3">}</text:p>
      <text:p text:style-name="P3"/>
      <text:p text:style-name="P3">void display(int s[100]){</text:p>
      <text:p text:style-name="P3"><text:tab/>if (top==-1){</text:p>
      <text:p text:style-name="P3"><text:tab/><text:tab/>printf("Stack is Empty\n");</text:p>
      <text:p text:style-name="P3"><text:tab/>}</text:p>
      <text:p text:style-name="P3"><text:tab/>else{</text:p>
      <text:p text:style-name="P3"><text:tab/><text:tab/>printf("Stack Elements : \n");</text:p>
      <text:p text:style-name="P3"><text:tab/><text:tab/>for (int i=0;i&lt;=top;i++){</text:p>
      <text:p text:style-name="P3"><text:tab/><text:tab/><text:tab/>printf("%d\n",s[i]);</text:p>
      <text:p text:style-name="P3"><text:tab/><text:tab/>}</text:p>
      <text:p text:style-name="P3"><text:tab/>}</text:p>
      <text:p text:style-name="P3">}</text:p>
      <text:p text:style-name="P12">Experiment No. : <text:span text:style-name="T3">5</text:span></text:p>
      <text:p text:style-name="P16">Infix to Postfix</text:p>
      <text:p text:style-name="P11">Name: Ronal Shoey George</text:p>
      <text:p text:style-name="P11">Roll No.: 51</text:p>
      <text:p text:style-name="P11">Class: S3DS</text:p>
      <text:p text:style-name="P16">Date: 02/11/2023</text:p>
      <text:p text:style-name="P11"/>
      <text:p text:style-name="P13">#include <text:s/>&lt;stdio.h&gt;</text:p>
      <text:p text:style-name="P13">#include &lt;string.h&gt;</text:p>
      <text:p text:style-name="P13">#include &lt;stdlib.h&gt;</text:p>
      <text:p text:style-name="P13">#include &lt;ctype.h&gt;</text:p>
      <text:p text:style-name="P13">#include &lt;math.h&gt;</text:p>
      <text:p text:style-name="P13"/>
      <text:p text:style-name="P13">void post(char inf[100],char postf[100]);</text:p>
      <text:p text:style-name="P13">int val(char c);</text:p>
      <text:p text:style-name="P13">void calc(char postf[100]);</text:p>
      <text:p text:style-name="P13">void main(){</text:p>
      <text:p text:style-name="P13"><text:tab/>char inf[100];</text:p>
      <text:p text:style-name="P13"><text:tab/>char postf[100];</text:p>
      <text:p text:style-name="P13"><text:tab/></text:p>
      <text:p text:style-name="P13"><text:tab/>printf("Enter Infix Expression : ");</text:p>
      <text:p text:style-name="P13"><text:tab/>scanf("%s", inf);</text:p>
      <text:p text:style-name="P13"><text:tab/>post(inf, postf);</text:p>
      <text:p text:style-name="P13"><text:s text:c="4"/><text:tab/>printf("\nPostfix expression: %s\n", postf);</text:p>
      <text:p text:style-name="P13"><text:s text:c="4"/><text:tab/>calc(postf);</text:p>
      <text:p text:style-name="P13">}</text:p>
      <text:p text:style-name="P13"/>
      <text:p text:style-name="P13">void post(char inf[100],char postf[100]){</text:p>
      <text:p text:style-name="P13"><text:tab/>char s[100];</text:p>
      <text:p text:style-name="P13"><text:tab/>int top=-1;</text:p>
      <text:p text:style-name="P13"><text:tab/>int j=0;</text:p>
      <text:p text:style-name="P13"><text:tab/>int n = (int)strlen(inf);</text:p>
      <text:p text:style-name="P13"><text:tab/></text:p>
      <text:p text:style-name="P13"><text:tab/>for(int i=0;i&lt;n;i++){</text:p>
      <text:p text:style-name="P13"><text:tab/><text:tab/>char c=inf[i];</text:p>
      <text:p text:style-name="P13"><text:tab/><text:tab/>printf("Character : %c <text:s/>",c);</text:p>
      <text:p text:style-name="P13"><text:tab/><text:tab/>printf("Stack : ");</text:p>
      <text:p text:style-name="P13"><text:tab/><text:tab/>for(int m=0;m&lt;(int)strlen(postf);m++){</text:p>
      <text:p text:style-name="P13"><text:tab/><text:tab/><text:tab/>printf("%c ",postf[m]);</text:p>
      <text:p text:style-name="P13"><text:tab/><text:tab/><text:tab/>}</text:p>
      <text:p text:style-name="P13"><text:tab/><text:tab/>printf("\n");</text:p>
      <text:p text:style-name="P13"><text:tab/><text:tab/>if ( isalpha(c)){</text:p>
      <text:p text:style-name="P13"><text:tab/><text:tab/><text:tab/>postf[j++]=c;</text:p>
      <text:p text:style-name="P13"><text:tab/><text:tab/><text:tab/>continue;</text:p>
      <text:p text:style-name="P13"><text:tab/><text:tab/>}</text:p>
      <text:p text:style-name="P13"><text:tab/><text:tab/>else if (c=='('){</text:p>
      <text:p text:style-name="P13"><text:tab/><text:tab/><text:tab/>s[++top]=c;</text:p>
      <text:p text:style-name="P13"><text:tab/><text:tab/><text:tab/>continue;</text:p>
      <text:p text:style-name="P13"><text:soft-page-break/><text:tab/><text:tab/>}</text:p>
      <text:p text:style-name="P13"><text:tab/><text:tab/>else if (c==')'){</text:p>
      <text:p text:style-name="P13"><text:tab/><text:tab/><text:tab/>while (top!=-1 &amp;&amp; s[top]!='('){</text:p>
      <text:p text:style-name="P13"><text:tab/><text:tab/><text:tab/><text:tab/>postf[j++]=s[top--];</text:p>
      <text:p text:style-name="P13"><text:tab/><text:tab/><text:tab/><text:tab/>continue;</text:p>
      <text:p text:style-name="P13"><text:tab/><text:tab/><text:tab/>}</text:p>
      <text:p text:style-name="P13"><text:tab/><text:tab/><text:tab/>if (top!=-1 &amp;&amp; s[top]!='('){</text:p>
      <text:p text:style-name="P13"><text:tab/><text:tab/><text:tab/><text:tab/>top--;</text:p>
      <text:p text:style-name="P13"><text:tab/><text:tab/><text:tab/><text:tab/>continue;</text:p>
      <text:p text:style-name="P13"><text:tab/><text:tab/><text:tab/>}</text:p>
      <text:p text:style-name="P13"><text:tab/><text:tab/>}</text:p>
      <text:p text:style-name="P13"><text:tab/><text:tab/>else if(c=='^'){</text:p>
      <text:p text:style-name="P13"><text:tab/><text:tab/><text:tab/>s[++top]=c;</text:p>
      <text:p text:style-name="P13"><text:tab/><text:tab/><text:tab/>continue;</text:p>
      <text:p text:style-name="P13"><text:tab/><text:tab/>}</text:p>
      <text:p text:style-name="P13"><text:tab/><text:tab/>else if (c=='+' || c=='-' || c=='/' || c=='*'){</text:p>
      <text:p text:style-name="P13"><text:tab/><text:tab/><text:tab/>while(top!=-1 &amp;&amp; val(s[top])&gt;=val(c)){</text:p>
      <text:p text:style-name="P13"><text:tab/><text:tab/><text:tab/><text:tab/>postf[j++]=s[top--];</text:p>
      <text:p text:style-name="P13"><text:tab/><text:tab/><text:tab/>}</text:p>
      <text:p text:style-name="P13"><text:tab/><text:tab/>s[++top]=c;</text:p>
      <text:p text:style-name="P13"><text:tab/><text:tab/>}</text:p>
      <text:p text:style-name="P13"><text:tab/></text:p>
      <text:p text:style-name="P13"><text:tab/>}</text:p>
      <text:p text:style-name="P13"><text:tab/><text:tab/></text:p>
      <text:p text:style-name="P13"><text:tab/>while(top!=-1){</text:p>
      <text:p text:style-name="P13"><text:tab/><text:tab/>if(s[top]!='('){</text:p>
      <text:p text:style-name="P13"><text:tab/><text:tab/><text:tab/>postf[j++]=s[top--];</text:p>
      <text:p text:style-name="P13"><text:tab/><text:tab/>}</text:p>
      <text:p text:style-name="P13"><text:tab/><text:tab/>else{</text:p>
      <text:p text:style-name="P13"><text:tab/><text:tab/><text:tab/>s[top--];</text:p>
      <text:p text:style-name="P13"><text:tab/><text:tab/>}</text:p>
      <text:p text:style-name="P13"><text:tab/><text:tab/></text:p>
      <text:p text:style-name="P13"><text:tab/>}</text:p>
      <text:p text:style-name="P13">}</text:p>
      <text:p text:style-name="P13">int val(char c){</text:p>
      <text:p text:style-name="P13"><text:tab/>if (c=='+' || c=='-'){</text:p>
      <text:p text:style-name="P13"><text:tab/><text:tab/>return 1;</text:p>
      <text:p text:style-name="P13"><text:tab/>}</text:p>
      <text:p text:style-name="P13"><text:tab/>else if (c=='/' || c=='*'){</text:p>
      <text:p text:style-name="P13"><text:tab/><text:tab/>return 2;</text:p>
      <text:p text:style-name="P13"><text:tab/>}</text:p>
      <text:p text:style-name="P13"><text:tab/>else if (c=='^'){</text:p>
      <text:p text:style-name="P13"><text:tab/><text:tab/>return 3;</text:p>
      <text:p text:style-name="P13"><text:tab/>}</text:p>
      <text:p text:style-name="P13"><text:tab/>else {</text:p>
      <text:p text:style-name="P13"><text:tab/><text:tab/>return 0;</text:p>
      <text:p text:style-name="P13"><text:tab/>}</text:p>
      <text:p text:style-name="P13"><text:tab/></text:p>
      <text:p text:style-name="P13"><text:soft-page-break/><text:tab/></text:p>
      <text:p text:style-name="P13">}</text:p>
      <text:p text:style-name="P13">void calc(char postf[100]){</text:p>
      <text:p text:style-name="P13"><text:tab/>char cal[100];</text:p>
      <text:p text:style-name="P13"><text:tab/>int n = (int)strlen(postf);</text:p>
      <text:p text:style-name="P13"><text:tab/>int noprnd=0;</text:p>
      <text:p text:style-name="P13"><text:tab/>for(int i=0;i&lt;n;i++){</text:p>
      <text:p text:style-name="P13"><text:tab/><text:tab/>if ( isalpha(postf[i])){</text:p>
      <text:p text:style-name="P13"><text:tab/><text:tab/><text:tab/>noprnd++;</text:p>
      <text:p text:style-name="P13"><text:tab/><text:tab/>}</text:p>
      <text:p text:style-name="P13"><text:tab/>}</text:p>
      <text:p text:style-name="P13"><text:tab/>printf("%d",noprnd);</text:p>
      <text:p text:style-name="P13"><text:tab/>int j=0;</text:p>
      <text:p text:style-name="P13"><text:tab/>int oprnd[noprnd];</text:p>
      <text:p text:style-name="P13"><text:tab/>for(int i=0;i&lt;n;i++){</text:p>
      <text:p text:style-name="P13"><text:tab/><text:tab/>if( isalpha(postf[i])){</text:p>
      <text:p text:style-name="P13"><text:tab/><text:tab/>printf("Enter Value of %c : ",postf[i]);</text:p>
      <text:p text:style-name="P13"><text:tab/><text:tab/>scanf("%d",&amp;oprnd[j]);</text:p>
      <text:p text:style-name="P13"><text:tab/><text:tab/>j++;</text:p>
      <text:p text:style-name="P13"><text:tab/><text:tab/>}</text:p>
      <text:p text:style-name="P13"><text:tab/>}</text:p>
      <text:p text:style-name="P13"><text:tab/>int k=-1;</text:p>
      <text:p text:style-name="P13"><text:tab/>int top=-1;</text:p>
      <text:p text:style-name="P13"><text:tab/>int res[noprnd];</text:p>
      <text:p text:style-name="P13"><text:tab/>for(int i=0;i&lt;n;i++){</text:p>
      <text:p text:style-name="P13"><text:tab/><text:tab/>if(isalpha(postf[i])){</text:p>
      <text:p text:style-name="P13"><text:tab/><text:tab/><text:tab/>res[++top]=oprnd[++k];</text:p>
      <text:p text:style-name="P13"><text:tab/><text:tab/>}</text:p>
      <text:p text:style-name="P13"><text:tab/><text:tab/>else{</text:p>
      <text:p text:style-name="P13"><text:tab/><text:tab/><text:tab/>int a,b,r;</text:p>
      <text:p text:style-name="P13"><text:tab/><text:tab/><text:tab/>a=res[top];</text:p>
      <text:p text:style-name="P13"><text:tab/><text:tab/><text:tab/>b=res[top-1];</text:p>
      <text:p text:style-name="P13"><text:tab/><text:tab/><text:tab/>switch(postf[i]){</text:p>
      <text:p text:style-name="P13"><text:tab/><text:tab/><text:tab/><text:tab/>case '+':r=b+a;break;</text:p>
      <text:p text:style-name="P13"><text:tab/><text:tab/><text:tab/><text:tab/>case '-':r=b-a;break;</text:p>
      <text:p text:style-name="P13"><text:tab/><text:tab/><text:tab/><text:tab/>case '/':r=b/a;break;</text:p>
      <text:p text:style-name="P13"><text:tab/><text:tab/><text:tab/><text:tab/>case '*':r=b*a;break;</text:p>
      <text:p text:style-name="P13"><text:tab/><text:tab/><text:tab/><text:tab/>case '^':r=pow(b,a);break;</text:p>
      <text:p text:style-name="P13"><text:tab/><text:tab/><text:tab/>}</text:p>
      <text:p text:style-name="P13"><text:tab/><text:tab/><text:tab/></text:p>
      <text:p text:style-name="P13"><text:tab/><text:tab/><text:tab/>res[--top]=r;</text:p>
      <text:p text:style-name="P13"><text:tab/><text:tab/><text:tab/></text:p>
      <text:p text:style-name="P13"><text:tab/><text:tab/>}</text:p>
      <text:p text:style-name="P13"><text:tab/>}</text:p>
      <text:p text:style-name="P13"><text:tab/>printf("\n Result of the Expression is %d \n",res[0]);</text:p>
      <text:p text:style-name="P13">}</text:p>
      <text:p text:style-name="P13"/>
      <text:p text:style-name="P1">OUTPUT</text:p>
      <text:p text:style-name="P2"/>
      <text:p text:style-name="P2">Enter Infix Expression : A/B^C*D+E</text:p>
      <text:p text:style-name="P2">Character : A <text:s/>Stack : <text:s/></text:p>
      <text:p text:style-name="P2">Character : / <text:s/>Stack : A </text:p>
      <text:p text:style-name="P2">Character : B <text:s/>Stack : A </text:p>
      <text:p text:style-name="P2">Character : ^ <text:s/>Stack : A B </text:p>
      <text:p text:style-name="P2">Character : C <text:s/>Stack : A B </text:p>
      <text:p text:style-name="P2">Character : * <text:s/>Stack : A B C </text:p>
      <text:p text:style-name="P2">Character : D <text:s/>Stack : A B C ^ / </text:p>
      <text:p text:style-name="P2">Character : + <text:s/>Stack : A B C ^ / D </text:p>
      <text:p text:style-name="P2">Character : E <text:s/>Stack : A B C ^ / D * </text:p>
      <text:p text:style-name="P2"/>
      <text:p text:style-name="P2">Postfix expression: ABC^/D*E+</text:p>
      <text:p text:style-name="P2">5Enter Value of A : 8</text:p>
      <text:p text:style-name="P2">Enter Value of B : 2</text:p>
      <text:p text:style-name="P2">Enter Value of C : 2</text:p>
      <text:p text:style-name="P2">Enter Value of D : 5</text:p>
      <text:p text:style-name="P2">Enter Value of E : 3</text:p>
      <text:p text:style-name="P2"/>
      <text:p text:style-name="P2"><text:s/>Result of the Expression is 13</text:p>
      <text:p text:style-name="P15"/>
      <text:p text:style-name="P14"><text:span text:style-name="T4">No. : </text:span><text:span text:style-name="T3">8</text:span></text:p>
      <text:p text:style-name="P17">Linked List Using Stack and Queue</text:p>
      <text:p text:style-name="P11">Name: Ronal Shoey George</text:p>
      <text:p text:style-name="P11">Roll No.: 51</text:p>
      <text:p text:style-name="P11">Class: S3DS</text:p>
      <text:p text:style-name="P16">Date: 09/11/2023</text:p>
      <text:p text:style-name="P11"/>
      <text:p text:style-name="P11">#include &lt;stdio.h&gt;</text:p>
      <text:p text:style-name="P13">#include &lt;stdlib.h&gt;</text:p>
      <text:p text:style-name="P13">struct node{</text:p>
      <text:p text:style-name="P13"><text:tab/>int data;</text:p>
      <text:p text:style-name="P13"><text:tab/>struct node *link;</text:p>
      <text:p text:style-name="P13">};</text:p>
      <text:p text:style-name="P13"/>
      <text:p text:style-name="P13">struct node *top,*f,*r;</text:p>
      <text:p text:style-name="P13"/>
      <text:p text:style-name="P13">void spush(x){</text:p>
      <text:p text:style-name="P13"><text:tab/>struct node *new=(struct node *)malloc(sizeof (struct node));</text:p>
      <text:p text:style-name="P13"><text:tab/>new-&gt;data=x;</text:p>
      <text:p text:style-name="P13"><text:tab/>new-&gt;link=NULL;</text:p>
      <text:p text:style-name="P13"><text:tab/>if (top==NULL){</text:p>
      <text:p text:style-name="P13"><text:tab/><text:tab/>top=new;</text:p>
      <text:p text:style-name="P13"><text:tab/>}</text:p>
      <text:p text:style-name="P13"><text:tab/>else{</text:p>
      <text:p text:style-name="P13"><text:tab/><text:tab/>new-&gt;link=top;</text:p>
      <text:p text:style-name="P13"><text:tab/><text:tab/>top=new;</text:p>
      <text:p text:style-name="P13"><text:tab/>}</text:p>
      <text:p text:style-name="P13"><text:tab/>sdisp();</text:p>
      <text:p text:style-name="P13">}</text:p>
      <text:p text:style-name="P13"/>
      <text:p text:style-name="P13">void spop(){</text:p>
      <text:p text:style-name="P13"><text:tab/>if (top==NULL){</text:p>
      <text:p text:style-name="P13"><text:tab/><text:tab/>printf("\nStack is empty\n");</text:p>
      <text:p text:style-name="P13"><text:tab/>}</text:p>
      <text:p text:style-name="P13"><text:tab/>else{</text:p>
      <text:p text:style-name="P13"><text:tab/><text:tab/>struct node *ptr;</text:p>
      <text:p text:style-name="P13"><text:tab/><text:tab/>ptr=top;</text:p>
      <text:p text:style-name="P13"><text:tab/><text:tab/>printf("\nPopped Element is : %d\n",top-&gt;data);</text:p>
      <text:p text:style-name="P13"><text:tab/><text:tab/>top=top-&gt;link;</text:p>
      <text:p text:style-name="P13"><text:tab/><text:tab/>free(ptr);</text:p>
      <text:p text:style-name="P13"><text:tab/><text:tab/>sdisp();</text:p>
      <text:p text:style-name="P13"><text:tab/>}</text:p>
      <text:p text:style-name="P13">}</text:p>
      <text:p text:style-name="P13"/>
      <text:p text:style-name="P13">void sdisp(){</text:p>
      <text:p text:style-name="P13"><text:tab/>struct node *ptr;</text:p>
      <text:p text:style-name="P13"><text:tab/>if (top==NULL){</text:p>
      <text:p text:style-name="P13"><text:tab/><text:tab/>printf("\nStack is empty\n");</text:p>
      <text:p text:style-name="P13"><text:soft-page-break/><text:tab/>}</text:p>
      <text:p text:style-name="P13"><text:tab/>else{</text:p>
      <text:p text:style-name="P13"><text:tab/><text:tab/>ptr=top;</text:p>
      <text:p text:style-name="P13"><text:tab/><text:tab/>printf("\nStack elements are : ");</text:p>
      <text:p text:style-name="P13"><text:tab/><text:tab/>while(ptr!=NULL){</text:p>
      <text:p text:style-name="P13"><text:tab/><text:tab/><text:tab/>printf("%d ",ptr-&gt;data);</text:p>
      <text:p text:style-name="P13"><text:tab/><text:tab/><text:tab/>ptr=ptr-&gt;link;</text:p>
      <text:p text:style-name="P13"><text:tab/><text:tab/>}</text:p>
      <text:p text:style-name="P13"><text:tab/>}</text:p>
      <text:p text:style-name="P13">}</text:p>
      <text:p text:style-name="P13"/>
      <text:p text:style-name="P13">void enq(x){</text:p>
      <text:p text:style-name="P13"><text:tab/>struct node *new=(struct node *)malloc(sizeof (struct node));</text:p>
      <text:p text:style-name="P13"><text:tab/>new-&gt;data=x;</text:p>
      <text:p text:style-name="P13"><text:tab/>new-&gt;link=NULL;</text:p>
      <text:p text:style-name="P13"><text:tab/>if(f==NULL){</text:p>
      <text:p text:style-name="P13"><text:tab/><text:tab/>f=new;</text:p>
      <text:p text:style-name="P13"><text:tab/><text:tab/>r=new;</text:p>
      <text:p text:style-name="P13"><text:tab/>}</text:p>
      <text:p text:style-name="P13"><text:tab/>else{</text:p>
      <text:p text:style-name="P13"><text:tab/><text:tab/>r-&gt;link=new;</text:p>
      <text:p text:style-name="P13"><text:tab/><text:tab/>r=r-&gt;link;</text:p>
      <text:p text:style-name="P13"><text:tab/>}</text:p>
      <text:p text:style-name="P13"><text:tab/>qdisp();</text:p>
      <text:p text:style-name="P13">}</text:p>
      <text:p text:style-name="P13"/>
      <text:p text:style-name="P13">void deq(){</text:p>
      <text:p text:style-name="P13"><text:tab/>struct node *ptr;</text:p>
      <text:p text:style-name="P13"><text:tab/>if (f==NULL){</text:p>
      <text:p text:style-name="P13"><text:tab/><text:tab/>printf("Queue Empty\n");</text:p>
      <text:p text:style-name="P13"><text:tab/>}</text:p>
      <text:p text:style-name="P13"><text:tab/>else if (f-&gt;link==NULL){</text:p>
      <text:p text:style-name="P13"><text:tab/><text:tab/>ptr=f;</text:p>
      <text:p text:style-name="P13"><text:tab/><text:tab/>printf("Deleted Element : %d",f-&gt;data);</text:p>
      <text:p text:style-name="P13"><text:tab/><text:tab/>f=NULL;</text:p>
      <text:p text:style-name="P13"><text:tab/><text:tab/>r=NULL;</text:p>
      <text:p text:style-name="P13"><text:tab/><text:tab/>free(ptr);</text:p>
      <text:p text:style-name="P13"><text:tab/>}</text:p>
      <text:p text:style-name="P13"><text:tab/>else{</text:p>
      <text:p text:style-name="P13"><text:tab/><text:tab/>ptr=f;</text:p>
      <text:p text:style-name="P13"><text:tab/><text:tab/>printf("Deleted Element : %d",f-&gt;data);</text:p>
      <text:p text:style-name="P13"><text:tab/><text:tab/>f=ptr-&gt;link;</text:p>
      <text:p text:style-name="P13"><text:tab/><text:tab/>free(ptr);</text:p>
      <text:p text:style-name="P13"><text:tab/>}</text:p>
      <text:p text:style-name="P13"><text:tab/></text:p>
      <text:p text:style-name="P13">}</text:p>
      <text:p text:style-name="P13"/>
      <text:p text:style-name="P13">void qdisp(){</text:p>
      <text:p text:style-name="P13"><text:soft-page-break/><text:tab/>struct node *ptr;</text:p>
      <text:p text:style-name="P13"><text:tab/>if (f==NULL){</text:p>
      <text:p text:style-name="P13"><text:tab/><text:tab/>printf("Queue is Empty");</text:p>
      <text:p text:style-name="P13"><text:tab/>}</text:p>
      <text:p text:style-name="P13"><text:tab/>else{</text:p>
      <text:p text:style-name="P13"><text:tab/><text:tab/>ptr=f;</text:p>
      <text:p text:style-name="P13"><text:tab/><text:tab/>printf("Queue Elements are : ");</text:p>
      <text:p text:style-name="P13"><text:tab/><text:tab/>while (ptr!=NULL){</text:p>
      <text:p text:style-name="P13"><text:tab/><text:tab/><text:tab/>printf("%d ",ptr-&gt;data);</text:p>
      <text:p text:style-name="P13"><text:tab/><text:tab/><text:tab/>ptr=ptr-&gt;link;</text:p>
      <text:p text:style-name="P13"><text:tab/><text:tab/>}</text:p>
      <text:p text:style-name="P13"><text:tab/>}</text:p>
      <text:p text:style-name="P13">}</text:p>
      <text:p text:style-name="P13"/>
      <text:p text:style-name="P13"/>
      <text:p text:style-name="P13">void queue(){</text:p>
      <text:p text:style-name="P13"><text:tab/>int x,c=0;</text:p>
      <text:p text:style-name="P13"><text:tab/>while(c!=4){</text:p>
      <text:p text:style-name="P13"><text:tab/><text:tab/>printf("\n1.Enqueu\n2.Delete Queue\n3.Display Queue\n4.Exit from Queue\n");</text:p>
      <text:p text:style-name="P13"><text:tab/><text:tab/>printf("Enter Choice : ");</text:p>
      <text:p text:style-name="P13"><text:tab/><text:tab/>scanf("%d",&amp;c);</text:p>
      <text:p text:style-name="P13"><text:tab/><text:tab/>switch(c){</text:p>
      <text:p text:style-name="P13"><text:tab/><text:tab/><text:tab/>case 1:</text:p>
      <text:p text:style-name="P13"><text:tab/><text:tab/><text:tab/><text:tab/>printf("Enter Element to be Inserted : ");</text:p>
      <text:p text:style-name="P13"><text:tab/><text:tab/><text:tab/><text:tab/>scanf("%d",&amp;x);</text:p>
      <text:p text:style-name="P13"><text:tab/><text:tab/><text:tab/><text:tab/>enq(x);</text:p>
      <text:p text:style-name="P13"><text:tab/><text:tab/><text:tab/><text:tab/>break;</text:p>
      <text:p text:style-name="P13"><text:tab/><text:tab/><text:tab/>case 2:</text:p>
      <text:p text:style-name="P13"><text:tab/><text:tab/><text:tab/><text:tab/>deq();</text:p>
      <text:p text:style-name="P13"><text:tab/><text:tab/><text:tab/><text:tab/>break;</text:p>
      <text:p text:style-name="P13"><text:tab/><text:tab/><text:tab/>case 3:</text:p>
      <text:p text:style-name="P13"><text:tab/><text:tab/><text:tab/><text:tab/>qdisp();</text:p>
      <text:p text:style-name="P13"><text:tab/><text:tab/><text:tab/><text:tab/>break;</text:p>
      <text:p text:style-name="P13"><text:tab/><text:tab/><text:tab/>case 4:</text:p>
      <text:p text:style-name="P13"><text:tab/><text:tab/><text:tab/><text:tab/>break;</text:p>
      <text:p text:style-name="P13"><text:tab/><text:tab/><text:tab/><text:tab/></text:p>
      <text:p text:style-name="P13"><text:tab/><text:tab/>}</text:p>
      <text:p text:style-name="P13"><text:tab/>}<text:tab/></text:p>
      <text:p text:style-name="P13">}</text:p>
      <text:p text:style-name="P13"/>
      <text:p text:style-name="P13"/>
      <text:p text:style-name="P13">void stack(){</text:p>
      <text:p text:style-name="P13"><text:tab/>int x,c=0;</text:p>
      <text:p text:style-name="P13"><text:tab/>while(c!=4){</text:p>
      <text:p text:style-name="P13"><text:tab/><text:tab/>printf("\n1.Push\n2.Pop\n3.Display\n4.Exit From Stack\n");</text:p>
      <text:p text:style-name="P13"><text:tab/><text:tab/>printf("Enter Choice : ");</text:p>
      <text:p text:style-name="P13"><text:tab/><text:tab/>scanf("%d",&amp;c);</text:p>
      <text:p text:style-name="P13"><text:soft-page-break/><text:tab/><text:tab/>switch(c){</text:p>
      <text:p text:style-name="P13"><text:tab/><text:tab/><text:tab/>case 1:</text:p>
      <text:p text:style-name="P13"><text:tab/><text:tab/><text:tab/><text:tab/>printf("Enter Element to be Pushed : ");</text:p>
      <text:p text:style-name="P13"><text:tab/><text:tab/><text:tab/><text:tab/>scanf("%d",&amp;x);</text:p>
      <text:p text:style-name="P13"><text:tab/><text:tab/><text:tab/><text:tab/>spush(x);</text:p>
      <text:p text:style-name="P13"><text:tab/><text:tab/><text:tab/><text:tab/>break;</text:p>
      <text:p text:style-name="P13"><text:tab/><text:tab/><text:tab/>case 2:</text:p>
      <text:p text:style-name="P13"><text:tab/><text:tab/><text:tab/><text:tab/>spop();</text:p>
      <text:p text:style-name="P13"><text:tab/><text:tab/><text:tab/><text:tab/>break;</text:p>
      <text:p text:style-name="P13"><text:tab/><text:tab/><text:tab/>case 3:</text:p>
      <text:p text:style-name="P13"><text:tab/><text:tab/><text:tab/><text:tab/>sdisp();</text:p>
      <text:p text:style-name="P13"><text:tab/><text:tab/><text:tab/><text:tab/>break;</text:p>
      <text:p text:style-name="P13"><text:tab/><text:tab/><text:tab/>case 4:</text:p>
      <text:p text:style-name="P13"><text:tab/><text:tab/><text:tab/><text:tab/>break;</text:p>
      <text:p text:style-name="P13"><text:tab/><text:tab/><text:tab/><text:tab/></text:p>
      <text:p text:style-name="P13"><text:tab/><text:tab/>}</text:p>
      <text:p text:style-name="P13"><text:tab/>}<text:tab/></text:p>
      <text:p text:style-name="P13">}</text:p>
      <text:p text:style-name="P13"/>
      <text:p text:style-name="P13"/>
      <text:p text:style-name="P13">void main(){</text:p>
      <text:p text:style-name="P13"><text:tab/>int x,ch=0;</text:p>
      <text:p text:style-name="P13"><text:tab/>while(ch!=3){</text:p>
      <text:p text:style-name="P13"><text:tab/><text:tab/>printf("\n1.Stack\n2.Queue\n3.Exit\n");</text:p>
      <text:p text:style-name="P13"><text:tab/><text:tab/>printf("Enter Choice : ");</text:p>
      <text:p text:style-name="P13"><text:tab/><text:tab/>scanf("%d",&amp;ch);</text:p>
      <text:p text:style-name="P13"><text:tab/><text:tab/>switch(ch){</text:p>
      <text:p text:style-name="P13"><text:tab/><text:tab/><text:tab/>case 1:</text:p>
      <text:p text:style-name="P13"><text:tab/><text:tab/><text:tab/><text:tab/>stack();</text:p>
      <text:p text:style-name="P13"><text:tab/><text:tab/><text:tab/><text:tab/>break;</text:p>
      <text:p text:style-name="P13"><text:tab/><text:tab/><text:tab/>case 2:</text:p>
      <text:p text:style-name="P13"><text:tab/><text:tab/><text:tab/><text:tab/>queue();</text:p>
      <text:p text:style-name="P13"><text:tab/><text:tab/><text:tab/><text:tab/>break;</text:p>
      <text:p text:style-name="P13"><text:tab/><text:tab/><text:tab/>case 3:</text:p>
      <text:p text:style-name="P13"><text:tab/><text:tab/><text:tab/><text:tab/>break;</text:p>
      <text:p text:style-name="P13"><text:tab/><text:tab/>}</text:p>
      <text:p text:style-name="P13"><text:tab/>}</text:p>
      <text:p text:style-name="P13">}</text:p>
      <text:p text:style-name="P1">OUTPUT<text:line-break/></text:p>
      <text:p text:style-name="P3">1.Stack</text:p>
      <text:p text:style-name="P3">2.Queue</text:p>
      <text:p text:style-name="P3">3.Exit</text:p>
      <text:p text:style-name="P3">Enter Choice : 1</text:p>
      <text:p text:style-name="P3"/>
      <text:p text:style-name="P3">1.Push</text:p>
      <text:p text:style-name="P3">2.Pop</text:p>
      <text:p text:style-name="P3">3.Display</text:p>
      <text:p text:style-name="P3">4.Exit From Stack</text:p>
      <text:p text:style-name="P3">Enter Choice : 1</text:p>
      <text:p text:style-name="P3">Enter Element to be Pushed : 6</text:p>
      <text:p text:style-name="P3"/>
      <text:p text:style-name="P3">Stack elements are :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1</text:p>
      <text:p text:style-name="P3">Enter Element to be Pushed : 9</text:p>
      <text:p text:style-name="P3"/>
      <text:p text:style-name="P3">Stack elements are : 9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1</text:p>
      <text:p text:style-name="P3">Enter Element to be Pushed : 4</text:p>
      <text:p text:style-name="P3"/>
      <text:p text:style-name="P3">Stack elements are : 4 9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3</text:p>
      <text:p text:style-name="P3"/>
      <text:p text:style-name="P3">Stack elements are : 4 9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2</text:p>
      <text:p text:style-name="P3"/>
      <text:p text:style-name="P3">Popped Element is : 4</text:p>
      <text:p text:style-name="P3"><text:soft-page-break/></text:p>
      <text:p text:style-name="P3">Stack elements are : 9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2</text:p>
      <text:p text:style-name="P3"/>
      <text:p text:style-name="P3">Popped Element is : 9</text:p>
      <text:p text:style-name="P3"/>
      <text:p text:style-name="P3">Stack elements are :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2</text:p>
      <text:p text:style-name="P3"/>
      <text:p text:style-name="P3">Popped Element is : 6</text:p>
      <text:p text:style-name="P3"/>
      <text:p text:style-name="P3">Stack is empty</text:p>
      <text:p text:style-name="P3"/>
      <text:p text:style-name="P3">1.Push</text:p>
      <text:p text:style-name="P3">2.Pop</text:p>
      <text:p text:style-name="P3">3.Display</text:p>
      <text:p text:style-name="P3">4.Exit From Stack</text:p>
      <text:p text:style-name="P3">Enter Choice : 4</text:p>
      <text:p text:style-name="P3"/>
      <text:p text:style-name="P3">1.Stack</text:p>
      <text:p text:style-name="P3">2.Queue</text:p>
      <text:p text:style-name="P3">3.Exit</text:p>
      <text:p text:style-name="P3">Enter Choice : 2</text:p>
      <text:p text:style-name="P3"/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1</text:p>
      <text:p text:style-name="P3">Enter Element to be Inserted : 5</text:p>
      <text:p text:style-name="P3">Queue Elements are : 5 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1</text:p>
      <text:p text:style-name="P3">Enter Element to be Inserted : 6</text:p>
      <text:p text:style-name="P3"><text:soft-page-break/>Queue Elements are : 5 6 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1</text:p>
      <text:p text:style-name="P3">Enter Element to be Inserted : 9</text:p>
      <text:p text:style-name="P3">Queue Elements are : 5 6 9 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1</text:p>
      <text:p text:style-name="P3">Enter Element to be Inserted : 4</text:p>
      <text:p text:style-name="P3">Queue Elements are : 5 6 9 4 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2</text:p>
      <text:p text:style-name="P3">Deleted Element : 5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2</text:p>
      <text:p text:style-name="P3">Deleted Element : 6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3</text:p>
      <text:p text:style-name="P3">Queue Elements are : 9 4 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2</text:p>
      <text:p text:style-name="P3">Deleted Element : 9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2</text:p>
      <text:p text:style-name="P3">Deleted Element : 4</text:p>
      <text:p text:style-name="P3"><text:soft-page-break/>1.Enqueu</text:p>
      <text:p text:style-name="P3">2.Delete Queue</text:p>
      <text:p text:style-name="P3">3.Display Queue</text:p>
      <text:p text:style-name="P3">4.Exit from Queue</text:p>
      <text:p text:style-name="P3">Enter Choice : 2</text:p>
      <text:p text:style-name="P3">Queue Empty</text:p>
      <text:p text:style-name="P3"/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4</text:p>
      <text:p text:style-name="P3"/>
      <text:p text:style-name="P3">1.Stack</text:p>
      <text:p text:style-name="P3">2.Queue</text:p>
      <text:p text:style-name="P3">3.Exit</text:p>
      <text:p text:style-name="P3">Enter Choice : 3</text:p>
      <text:p text:style-name="P19"><text:span text:style-name="T7">Experiment </text:span><text:span text:style-name="T4">No. : </text:span></text:p>
      <text:p text:style-name="P21">Polynomial Multiplication using Linked List</text:p>
      <text:p text:style-name="P20">Name: Ronal Shoey George</text:p>
      <text:p text:style-name="P20">Roll No.: 51</text:p>
      <text:p text:style-name="P20">Class: S3DS</text:p>
      <text:p text:style-name="P23"><text:span text:style-name="T5">Date: </text:span><text:span text:style-name="T6">16</text:span><text:span text:style-name="T5">/11/2023</text:span></text:p>
      <text:p text:style-name="P23"><text:span text:style-name="T5"/></text:p>
      <text:p text:style-name="P23">#include &lt;stdio.h&gt;</text:p>
      <text:p text:style-name="P3">#include &lt;stdlib.h&gt;</text:p>
      <text:p text:style-name="P3"/>
      <text:p text:style-name="P3">struct node{</text:p>
      <text:p text:style-name="P3"><text:s text:c="4"/>int co,expo;</text:p>
      <text:p text:style-name="P3"><text:s text:c="4"/>struct node *link;</text:p>
      <text:p text:style-name="P3">};</text:p>
      <text:p text:style-name="P3"/>
      <text:p text:style-name="P3">struct node *p1,*p2,*pr;</text:p>
      <text:p text:style-name="P3"/>
      <text:p text:style-name="P3">struct node * readpoly(){</text:p>
      <text:p text:style-name="P3"><text:s text:c="4"/>struct node *new,*ptr,*head=NULL;</text:p>
      <text:p text:style-name="P3"><text:s text:c="4"/>int n,i;</text:p>
      <text:p text:style-name="P3"/>
      <text:p text:style-name="P3"><text:s text:c="4"/>printf("Enter Total Number of Terms in Polynomial : ");</text:p>
      <text:p text:style-name="P3"><text:s text:c="4"/>scanf("%d",&amp;n);</text:p>
      <text:p text:style-name="P3"/>
      <text:p text:style-name="P3"><text:s text:c="4"/>printf("Enter the Coefficient and Exponent of Each Term\n");</text:p>
      <text:p text:style-name="P3"><text:s text:c="4"/>for (i=0;i&lt;n;i++){</text:p>
      <text:p text:style-name="P3"><text:s text:c="8"/>new=(struct node *)malloc(sizeof(struct node));</text:p>
      <text:p text:style-name="P3"><text:s text:c="8"/>printf("Enter the Coefficient of Term %d : ",i+1);</text:p>
      <text:p text:style-name="P3"><text:s text:c="8"/>scanf("%d",&amp;new-&gt;co);</text:p>
      <text:p text:style-name="P3"><text:s text:c="8"/>printf("Enter the Exponent of Term %d : ",i+1);</text:p>
      <text:p text:style-name="P3"><text:s text:c="8"/>scanf("%d",&amp;new-&gt;expo);</text:p>
      <text:p text:style-name="P3"><text:s text:c="8"/>new-&gt;link=NULL;</text:p>
      <text:p text:style-name="P3"><text:s text:c="8"/>if(head==NULL){</text:p>
      <text:p text:style-name="P3"><text:s text:c="12"/>head=new;</text:p>
      <text:p text:style-name="P3"><text:s text:c="12"/>ptr=head;</text:p>
      <text:p text:style-name="P3"><text:s text:c="8"/>}</text:p>
      <text:p text:style-name="P3"><text:s text:c="8"/>else{</text:p>
      <text:p text:style-name="P3"><text:s text:c="12"/>ptr-&gt;link=new;</text:p>
      <text:p text:style-name="P3"><text:s text:c="12"/>ptr=new;</text:p>
      <text:p text:style-name="P3"><text:s text:c="12"/>}</text:p>
      <text:p text:style-name="P3"><text:s text:c="8"/>}</text:p>
      <text:p text:style-name="P3"><text:s text:c="4"/>return head;</text:p>
      <text:p text:style-name="P3">}</text:p>
      <text:p text:style-name="P3"/>
      <text:p text:style-name="P3">struct node * multiply(struct node *p1, struct node *p2) {</text:p>
      <text:p text:style-name="P3"><text:soft-page-break/><text:s text:c="4"/>struct node *p, *q, *last = NULL, *r = NULL, *temp, *head = NULL;</text:p>
      <text:p text:style-name="P3"/>
      <text:p text:style-name="P3"><text:s text:c="4"/>for (p = p1; p != NULL; p = p-&gt;link) {</text:p>
      <text:p text:style-name="P3"><text:s text:c="8"/>for (q = p2; q != NULL; q = q-&gt;link) {</text:p>
      <text:p text:style-name="P3"><text:s text:c="12"/>temp = (struct node *)malloc(sizeof(struct node));</text:p>
      <text:p text:style-name="P3"><text:s text:c="12"/>temp-&gt;co = p-&gt;co * q-&gt;co;</text:p>
      <text:p text:style-name="P3"><text:s text:c="12"/>temp-&gt;expo = p-&gt;expo + q-&gt;expo;</text:p>
      <text:p text:style-name="P3"><text:s text:c="12"/>temp-&gt;link = NULL;</text:p>
      <text:p text:style-name="P3"/>
      <text:p text:style-name="P3"><text:s text:c="12"/>if (head == NULL) {</text:p>
      <text:p text:style-name="P3"><text:s text:c="16"/>head = temp;</text:p>
      <text:p text:style-name="P3"><text:s text:c="16"/>last = temp;</text:p>
      <text:p text:style-name="P3"><text:s text:c="12"/>} else {</text:p>
      <text:p text:style-name="P3"><text:s text:c="16"/>r = head;</text:p>
      <text:p text:style-name="P3"><text:s text:c="16"/>struct node *prev = NULL;</text:p>
      <text:p text:style-name="P3"><text:s text:c="16"/>while (r != NULL &amp;&amp; r-&gt;expo &gt;= temp-&gt;expo) {</text:p>
      <text:p text:style-name="P3"><text:s text:c="20"/>if (r-&gt;expo == temp-&gt;expo) {</text:p>
      <text:p text:style-name="P3"><text:s text:c="24"/>r-&gt;co = r-&gt;co + temp-&gt;co;</text:p>
      <text:p text:style-name="P3"><text:s text:c="24"/>break;</text:p>
      <text:p text:style-name="P3"><text:s text:c="20"/>}</text:p>
      <text:p text:style-name="P3"><text:s text:c="20"/>prev = r;</text:p>
      <text:p text:style-name="P3"><text:s text:c="20"/>r = r-&gt;link;</text:p>
      <text:p text:style-name="P3"><text:s text:c="16"/>}</text:p>
      <text:p text:style-name="P3"><text:s text:c="16"/>if (r == NULL) {</text:p>
      <text:p text:style-name="P3"><text:s text:c="20"/>last-&gt;link = temp;</text:p>
      <text:p text:style-name="P3"><text:s text:c="20"/>last = temp;</text:p>
      <text:p text:style-name="P3"><text:s text:c="16"/>} else if (r-&gt;expo != temp-&gt;expo) {</text:p>
      <text:p text:style-name="P3"><text:s text:c="20"/>temp-&gt;link = r;</text:p>
      <text:p text:style-name="P3"><text:s text:c="20"/>if (prev == NULL) {</text:p>
      <text:p text:style-name="P3"><text:s text:c="24"/>head = temp;</text:p>
      <text:p text:style-name="P3"><text:s text:c="20"/>} else {</text:p>
      <text:p text:style-name="P3"><text:s text:c="24"/>prev-&gt;link = temp;</text:p>
      <text:p text:style-name="P3"><text:s text:c="20"/>}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><text:s text:c="4"/>return head;</text:p>
      <text:p text:style-name="P3">}</text:p>
      <text:p text:style-name="P3"/>
      <text:p text:style-name="P3">void display (struct node * head){</text:p>
      <text:p text:style-name="P3"><text:s text:c="4"/>struct node *ptr;</text:p>
      <text:p text:style-name="P3"><text:s text:c="4"/>if(head==NULL){</text:p>
      <text:p text:style-name="P3"><text:s text:c="8"/>printf("Polynomial is Empty\n");</text:p>
      <text:p text:style-name="P3"><text:s text:c="4"/>}</text:p>
      <text:p text:style-name="P3"><text:soft-page-break/><text:s text:c="4"/>else{</text:p>
      <text:p text:style-name="P3"><text:s text:c="8"/>ptr=head;</text:p>
      <text:p text:style-name="P3"><text:s text:c="8"/>while(ptr-&gt;link!=NULL){</text:p>
      <text:p text:style-name="P3"><text:s text:c="8"/><text:tab/>if(ptr-&gt;co!=0){</text:p>
      <text:p text:style-name="P3"><text:tab/><text:tab/><text:tab/><text:tab/>if(ptr-&gt;expo!=0){</text:p>
      <text:p text:style-name="P3"><text:tab/><text:tab/><text:tab/><text:tab/> <text:s text:c="3"/>printf("%dx^%d + ",ptr-&gt;co,ptr-&gt;expo);</text:p>
      <text:p text:style-name="P3"><text:tab/><text:tab/><text:tab/><text:tab/>}</text:p>
      <text:p text:style-name="P3"><text:tab/><text:tab/><text:tab/><text:tab/>else{</text:p>
      <text:p text:style-name="P3"><text:tab/><text:tab/><text:tab/><text:tab/><text:tab/>printf("%d + ",ptr-&gt;co);</text:p>
      <text:p text:style-name="P3"><text:tab/><text:tab/><text:tab/><text:tab/>}</text:p>
      <text:p text:style-name="P3"><text:tab/><text:tab/> <text:s text:c="3"/>}</text:p>
      <text:p text:style-name="P3"><text:tab/><text:tab/> <text:s text:c="3"/>ptr=ptr-&gt;link;</text:p>
      <text:p text:style-name="P3"><text:s text:c="8"/>}</text:p>
      <text:p text:style-name="P3"><text:s text:c="8"/>if(ptr-&gt;co!=0){</text:p>
      <text:p text:style-name="P3"><text:tab/><text:tab/> <text:s text:c="3"/>if(ptr-&gt;expo!=0){</text:p>
      <text:p text:style-name="P3"><text:tab/><text:tab/><text:tab/><text:tab/> <text:s text:c="3"/>printf("%dx^%d",ptr-&gt;co,ptr-&gt;expo);</text:p>
      <text:p text:style-name="P3"><text:tab/><text:tab/><text:tab/><text:tab/>}</text:p>
      <text:p text:style-name="P3"><text:tab/><text:tab/><text:tab/><text:tab/>else{</text:p>
      <text:p text:style-name="P3"><text:tab/><text:tab/><text:tab/><text:tab/><text:tab/>printf("%d",ptr-&gt;co);</text:p>
      <text:p text:style-name="P3"><text:tab/><text:tab/><text:tab/><text:tab/>}</text:p>
      <text:p text:style-name="P3"><text:tab/><text:tab/>}</text:p>
      <text:p text:style-name="P3"><text:s text:c="4"/>}</text:p>
      <text:p text:style-name="P3"><text:s text:c="4"/>printf("\n");</text:p>
      <text:p text:style-name="P3">}</text:p>
      <text:p text:style-name="P3"/>
      <text:p text:style-name="P3">void main(){</text:p>
      <text:p text:style-name="P3"><text:s text:c="4"/>printf("Enter the First Polynomial : \n");</text:p>
      <text:p text:style-name="P3"><text:s text:c="4"/>p1=readpoly();</text:p>
      <text:p text:style-name="P3"><text:s text:c="4"/>printf("Enter the Second Polynomial : \n");</text:p>
      <text:p text:style-name="P3"><text:s text:c="4"/>p2=readpoly();</text:p>
      <text:p text:style-name="P3"><text:s text:c="4"/>printf("First Polynomial is : ");</text:p>
      <text:p text:style-name="P3"><text:s text:c="4"/>display(p1);</text:p>
      <text:p text:style-name="P3"><text:s text:c="4"/>printf("Second Polynomial is : ");</text:p>
      <text:p text:style-name="P3"><text:s text:c="4"/>display(p2);</text:p>
      <text:p text:style-name="P3"><text:s text:c="4"/>pr=multiply(p1,p2);</text:p>
      <text:p text:style-name="P3"><text:s text:c="4"/>printf("Multiplied Polynomial is : ");</text:p>
      <text:p text:style-name="P3"><text:s text:c="4"/>display(pr);</text:p>
      <text:p text:style-name="P3"/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56:53.098007374</meta:creation-date>
    <dc:date>2023-11-23T09:33:02.067275928</dc:date>
    <meta:editing-duration>PT1H47M14S</meta:editing-duration>
    <meta:editing-cycles>11</meta:editing-cycles>
    <meta:generator>LibreOffice/7.3.7.2$Linux_X86_64 LibreOffice_project/30$Build-2</meta:generator>
    <meta:print-date>2023-11-09T11:58:12.068541057</meta:print-date>
    <meta:document-statistic meta:table-count="0" meta:image-count="0" meta:object-count="0" meta:page-count="28" meta:paragraph-count="1039" meta:word-count="2422" meta:character-count="18311" meta:non-whitespace-character-count="14171"/>
  </office:meta>
</office:document-meta>
</file>